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ext_20_body">Radios are an insecure method of communication and should not be used for senstive communication if at all possible. If possible, use alternative options as outlined in the <text:a xlink:type="simple" xlink:href="umbrella://lesson/making-a-call" office:name=""><text:span text:style-name="Definition">Making a Call lesson</text:span></text:a>. However many in the humanitarian field still need to use them sometimes. If necessary, develop a system of code words between those communicating so that your message will not be so easily understoo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